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3c3e" officeooo:paragraph-rsid="000d3c3e"/>
    </style:style>
    <style:style style:name="P2" style:family="paragraph" style:parent-style-name="Standard">
      <style:text-properties officeooo:rsid="000fb793" officeooo:paragraph-rsid="000d3c3e"/>
    </style:style>
    <style:style style:name="P3" style:family="paragraph" style:parent-style-name="Standard">
      <style:text-properties officeooo:rsid="000fb793" officeooo:paragraph-rsid="000fb793"/>
    </style:style>
    <style:style style:name="P4" style:family="paragraph" style:parent-style-name="Standard">
      <style:text-properties officeooo:rsid="00113289" officeooo:paragraph-rsid="00113289"/>
    </style:style>
    <style:style style:name="P5" style:family="paragraph" style:parent-style-name="Standard">
      <style:text-properties officeooo:rsid="00132907" officeooo:paragraph-rsid="00132907"/>
    </style:style>
    <style:style style:name="P6" style:family="paragraph" style:parent-style-name="Standard">
      <style:text-properties officeooo:rsid="0014b042" officeooo:paragraph-rsid="0014b042"/>
    </style:style>
    <style:style style:name="P7" style:family="paragraph" style:parent-style-name="Standard">
      <style:text-properties officeooo:rsid="00154683" officeooo:paragraph-rsid="00154683"/>
    </style:style>
    <style:style style:name="T1" style:family="text">
      <style:text-properties officeooo:rsid="000fb793"/>
    </style:style>
    <style:style style:name="T2" style:family="text">
      <style:text-properties officeooo:rsid="0014b042"/>
    </style:style>
    <style:style style:name="T3" style:family="text">
      <style:text-properties officeooo:rsid="001546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vanced Webtech Assessment Report</text:p>
      <text:p text:style-name="P1"/>
      <text:p text:style-name="P3">Website Description</text:p>
      <text:p text:style-name="P3"/>
      <text:p text:style-name="P3">This website will allow registered users to upload posts to the website that can then be viewed by other users. Their posts will be displayed to all users following the poster on their feed page.</text:p>
      <text:p text:style-name="P1"/>
      <text:p text:style-name="P1"/>
      <text:p text:style-name="P1">Website <text:span text:style-name="T1">Features</text:span></text:p>
      <text:p text:style-name="P2"/>
      <text:p text:style-name="P4">In order to allow users to identify each other, this website will allow users to register accounts.</text:p>
      <text:p text:style-name="P4"/>
      <text:p text:style-name="P4">Each account will have a username that will be unique to all other accounts that will be used to log in to their account.</text:p>
      <text:p text:style-name="P4"/>
      <text:p text:style-name="P4">In addition to their username, each user will have a password required to log into their account that will be required for a user to log in to their account in order to prevent someone else from logging in to the users account unauthorized.</text:p>
      <text:p text:style-name="P4"/>
      <text:p text:style-name="P4">Users will have a display name that unlike the username will not need to be unique to all other display names so that users can have some more freedom with how they want people to identify them.</text:p>
      <text:p text:style-name="P4"/>
      <text:p text:style-name="P4">Users will have a profile picture that will allow them to express themselves more on this website.</text:p>
      <text:p text:style-name="P4"/>
      <text:p text:style-name="P4">A User can make posts to the site that can contain text and images, this is the primary purpose of this website.</text:p>
      <text:p text:style-name="P4"/>
      <text:p text:style-name="P5">Users can follow other accounts which will allow the website to know which account’s posts the user wants to see.</text:p>
      <text:p text:style-name="P5"/>
      <text:p text:style-name="P5">There will be a feed page that will display posts from users that they follow ordered most recent posts first and will be loaded 10 posts at a time and will load the next 10 most recent posts when they scroll to the bottom of the page. This will allow the user to easily view the posts that they wish to see.</text:p>
      <text:p text:style-name="P5"/>
      <text:p text:style-name="P5">If <text:span text:style-name="T2">more posts have been made by accounts followed by the user since the feed page has been loaded then a button to load new posts will appear to save the user from having to reload the page</text:span></text:p>
      <text:p text:style-name="P4"/>
      <text:p text:style-name="P6">If the user clicks on a post on the feed page it will take them to the post’s page.</text:p>
      <text:p text:style-name="P6"/>
      <text:p text:style-name="P6">Users can make reply posts to posts on a post’s page and will be displayed on the page below the post of the page this will encourage conversation and discussion on the website.</text:p>
      <text:p text:style-name="P6"/>
      <text:p text:style-name="P6">At the top of every post there will be the users profile picture, display name and username, this will allow users to identify who made each post.</text:p>
      <text:p text:style-name="P6"/>
      <text:p text:style-name="P6">Each user will have a profile page which will function similarly to a feed page except instead of displaying each post by accounts followed by the user, it will display each post by the account of the profile page.</text:p>
      <text:p text:style-name="P6"/>
      <text:p text:style-name="P6"><text:soft-page-break/>E<text:span text:style-name="T3">very profile page will have a description that will allow the user to let other users to know things about themselves.</text:span></text:p>
      <text:p text:style-name="P6"/>
      <text:p text:style-name="P7">Every profile page will have the accounts profile picture, username and display name so that other users will know who’s profile page their on.</text:p>
      <text:p text:style-name="P7"/>
      <text:p text:style-name="P7">When a profile picture, display name or username on a post is clicked it will redirect the user to the posters profile page, this will allow the user to easily know more about the account posting the post their viewing.</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3:57:13.890679598</meta:creation-date>
    <dc:date>2024-10-09T15:28:13.208626755</dc:date>
    <meta:editing-duration>PT15M57S</meta:editing-duration>
    <meta:editing-cycles>2</meta:editing-cycles>
    <meta:generator>LibreOffice/7.3.7.2$Linux_X86_64 LibreOffice_project/30$Build-2</meta:generator>
    <meta:document-statistic meta:table-count="0" meta:image-count="0" meta:object-count="0" meta:page-count="2" meta:paragraph-count="20" meta:word-count="527" meta:character-count="2839" meta:non-whitespace-character-count="2332"/>
  </office:meta>
</office:document-meta>
</file>